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system" style:font-pitch="variable"/>
  </office:font-face-decls>
  <office:automatic-styles>
    <style:style style:name="fr1" style:family="graphic" style:parent-style-name="FrameBTLR">
      <style:graphic-properties style:vertical-pos="top" style:vertical-rel="paragraph-content" style:horizontal-pos="center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riting Mode Frame</text:p>
      <text:p text:style-name="Standard"/>
      <text:p text:style-name="Standard"><draw:frame draw:style-name="fr1" draw:name="Frame1" text:anchor-type="paragraph" svg:width="67.93mm" draw:z-index="0">
     <draw:text-box fo:min-height="52.42mm">
      <text:p text:style-name="Standard">日本国 Japan</text:p>
     </draw:text-box>
    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Yu Mincho" style:font-size-asian="10.5pt" style:language-asian="ja" style:country-asian="JP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de" fo:country="DE" style:letter-kerning="true" style:font-name-asian="Yu Mincho" style:font-size-asian="10.5pt" style:language-asian="ja" style:country-asian="JP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Yu Gothic" style:font-family-asian="'Yu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rameBTLR" style:family="graphic" style:parent-style-name="Frame">
      <style:graphic-properties text:anchor-type="paragraph" fo:background-color="#f0fff0" style:background-transparency="0%" draw:fill="solid" draw:fill-color="#f0fff0" draw:opacity="100%" loext:writing-mode="bt-lr"/>
    </style:style>
    <text:outline-style style:name="Outline">
      <text:outline-level-style text:level="1" text:style-name="Character_20_style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Character_20_style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Character_20_style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Character_20_styl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Character_20_styl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Character_20_styl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Character_20_styl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Character_20_styl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Character_20_styl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Character_20_styl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gina Henschel</meta:initial-creator>
    <meta:creation-date>2022-08-19T16:29:21.782000000</meta:creation-date>
    <dc:date>2022-08-19T19:08:17.253000000</dc:date>
    <dc:creator>Regina Henschel</dc:creator>
    <meta:editing-duration>PT8M43S</meta:editing-duration>
    <meta:editing-cycles>2</meta:editing-cycles>
    <meta:generator>LOdaily_10Aug_en/7.5.0.0.alpha0$Windows_X86_64 LibreOffice_project/4e2ce2a460458f17ee4360c45a2da2fc4b4d753e</meta:generator>
    <meta:document-statistic meta:table-count="0" meta:image-count="0" meta:object-count="0" meta:page-count="1" meta:paragraph-count="2" meta:word-count="7" meta:character-count="27" meta:non-whitespace-character-count="24"/>
  </office:meta>
</office:document-meta>
</file>